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s:</text:p>
      <text:p text:style-name="Standard">1 Straßen Streuen im "Winter"</text:p>
      <text:p text:style-name="Standard">2 Straße überqueren um Zug zu bekommen</text:p>
      <text:p text:style-name="Standard">3 Letzte Apfeltasche dem Lehrer wegnehmen</text:p>
      <text:p text:style-name="Standard">4 Müll</text:p>
      <text:p text:style-name="Standard">5 Wasserhahn</text:p>
      <text:p text:style-name="Standard">6 Beamer reparieren</text:p>
      <text:p text:style-name="Standard">___________________________________________________</text:p>
      <text:p text:style-name="Standard"/>
      <text:p text:style-name="Standard"/>
      <text:p text:style-name="Standard">10 vor 12 bis:</text:p>
      <text:p text:style-name="Standard">___________________________________________________</text:p>
      <text:p text:style-name="Standard">Startguthaben von ... Euro</text:p>
      <text:p text:style-name="Standard"/>
      <text:p text:style-name="Standard"/>
      <text:p text:style-name="Standard">Zeit: 10 insgesamt</text:p>
      <text:p text:style-name="Standard">Anfangszeit Pro Level: 30 sek</text:p>
      <text:p text:style-name="Standard">Nach jedem 3 gewonnenem Spiel verkürzung der Zeit um 2 Sek</text:p>
      <text:p text:style-name="Standard">Minimal Zeit: 5 sek</text:p>
      <text:p text:style-name="Standard"/>
      <text:p text:style-name="Standard"/>
      <text:p text:style-name="Standard">1:</text:p>
      <text:p text:style-name="Standard">Sicht: Von oben mit beiden Treppen oder von vorne mit einer Treppe</text:p>
      <text:p text:style-name="Standard">Ablauf: Folgen einer Linie mit gedrückter Maus</text:p>
      <text:p text:style-name="Standard"><text:tab/>oder</text:p>
      <text:p text:style-name="Standard"><text:tab/>Auf den Treppen wagerecht lang ziehen und auf der Brücke einen langen Strich</text:p>
      <text:p text:style-name="Standard"><text:tab/></text:p>
      <text:p text:style-name="Standard">Gewonnen: Wenn alles gestreut und Zeit übrig</text:p>
      <text:p text:style-name="Standard">Verloren: Zeitabgelaufen, Nicht alles gestreut?</text:p>
      <text:p text:style-name="Standard">Folgevideo: Verloren: jemand rutscht auf die Straße</text:p>
      <text:p text:style-name="Standard"><text:tab/> <text:s text:c="3"/>Gewonnen: Studenten überqueren sicher die Brücke</text:p>
      <text:p text:style-name="Standard"/>
      <text:p text:style-name="Standard">2:</text:p>
      <text:p text:style-name="Standard">Sicht: Auf eine Ampel</text:p>
      <text:p text:style-name="Standard">Ablauf: Ampel ist rot und springt für eine kurze Zeit auf Grün um</text:p>
      <text:p text:style-name="Standard"><text:tab/>Es muss im richtigem Moment die Maus taste gedrückt werden zum überqueren der Straße</text:p>
      <text:p text:style-name="Standard"><text:tab/></text:p>
      <text:p text:style-name="Standard">Gewonnen: Wenn die Taste im richtigem Moment gedrückt worden ist.</text:p>
      <text:p text:style-name="Standard">Verloren: Wenn man während Rot drückt oder zeit abläuft</text:p>
      <text:p text:style-name="Standard"/>
      <text:p text:style-name="Standard">Folgevideo: Verloren: Man wird überfahren / Tram fährt vor den Augen weg.</text:p>
      <text:p text:style-name="Standard"><text:tab/> <text:s text:c="3"/>Gewonnen: Student errreicht sicher und pünktlich die Tram/ Steigt in die Tram</text:p>
      <text:p text:style-name="Standard"/>
      <text:p text:style-name="Standard">3 Version 1:</text:p>
      <text:p text:style-name="Standard">Sicht: Von oben oder vorne auf eine Theke mit verschiedenenen Gebäckstücken und einer Apfeltasche</text:p>
      <text:p text:style-name="Standard">Ablauf: Innerhalb des Zeitlimits muss der Student auf die Apfeltasche klicken um sie zu kaufen(Suchen)</text:p>
      <text:p text:style-name="Standard"/>
      <text:p text:style-name="Standard">Gewonnen: Hat sie innerhalb der Zeit gefunden</text:p>
      <text:p text:style-name="Standard">Verloren: Nicht gefunden oder auf ein anderes Gebäckstück geklickt.</text:p>
      <text:p text:style-name="Standard">Alternative: Wenn auf etwas falsches Geklcikt wurde verliert man etwas von seinen Punkten, kann <text:soft-page-break/>jedoch das Level weiterspielen.</text:p>
      <text:p text:style-name="Standard"/>
      <text:p text:style-name="Standard">Folgevideo: Verloren: Herr Kruse nimmt sich die Apfeltasche</text:p>
      <text:p text:style-name="Standard"><text:tab/> <text:s text:c="3"/>Gewonnen: Man nimmt sich selbst die Apfeltasche</text:p>
      <text:p text:style-name="Standard"/>
      <text:p text:style-name="Standard">3 Version 2:</text:p>
      <text:p text:style-name="Standard">Sicht: Von Vorne auf min. 3 Cloches(Glocken um essen abzudecken)</text:p>
      <text:p text:style-name="Standard">Ablauf. Am Anfang des Mini-Games werden einem gezeigt wo sich die Apfeltasche befindet und was sich unter den anderen befindet.</text:p>
      <text:p text:style-name="Standard"><text:tab/>Dann werden die Cloches gemischt und der Spieler muss erraten, unter welcher Cloche sich die Apfeltasche befindet.</text:p>
      <text:p text:style-name="Standard"/>
      <text:p text:style-name="Standard">Gewonnen: Tippt auf das richtige</text:p>
      <text:p text:style-name="Standard">Verloren: Tippt auf das Falsche, entscheidet sich während der Zeit nicht</text:p>
      <text:p text:style-name="Standard"/>
      <text:p text:style-name="Standard">Folgevideo: Verloren: Herr Kruse nimmt sich die Apfeltasche <text:s/>öffnet die Cloche vorher</text:p>
      <text:p text:style-name="Standard"><text:tab/> <text:s text:c="3"/>Gewonnen: Man nimmt sich selbst die Apfeltasche</text:p>
      <text:p text:style-name="Standard"/>
      <text:p text:style-name="Standard">4.</text:p>
      <text:p text:style-name="Standard">Sicht: Von vorne auf einen überfüllten Mülleimer</text:p>
      <text:p text:style-name="Standard">Ablauf: Um den Mülleimer liegt noch mehr Müll herum und dieser muss auf den bereits vollen Mülleimer gestapelt werden und darf dabei nicht runterfallen</text:p>
      <text:p text:style-name="Standard"/>
      <text:p text:style-name="Standard">Gewonnen: Müll bleibt liegen und kein Müll liegt noch auf dem Boden</text:p>
      <text:p text:style-name="Standard">Verloren: zeit abgelaufen</text:p>
      <text:p text:style-name="Standard"/>
      <text:p text:style-name="Standard">Folgevideo: Verloren: Müll-Eimer wird umgetreten</text:p>
      <text:p text:style-name="Standard"><text:tab/> <text:s text:c="3"/>Gewonnen: </text:p>
      <text:p text:style-name="Standard"/>
      <text:p text:style-name="Standard">5.</text:p>
      <text:p text:style-name="Standard">Sicht: Von vorne auf 2 gekennzeichnete Wasserrohre</text:p>
      <text:p text:style-name="Standard">Ablauf: Man muss so schnell wie möglich das Rote Rohr zudrehen</text:p>
      <text:p text:style-name="Standard"/>
      <text:p text:style-name="Standard">Gewonnen: Rohr ist zugedreht</text:p>
      <text:p text:style-name="Standard">Verloren: Rohr ist bei zeitablauf nciht ganz zugedreht oder wenn man zuerst das Blaue und dann das rote Rohr zudreht.</text:p>
      <text:p text:style-name="Standard"/>
      <text:p text:style-name="Standard">Folgevideo: Verloren: Studenten waschen sich Hände im warmen Wasser und verbrennen sich</text:p>
      <text:p text:style-name="Standard"><text:tab/> <text:s text:c="3"/>Gewonnen: </text:p>
      <text:p text:style-name="Standard"/>
      <text:p text:style-name="Standard">6. Version 1</text:p>
      <text:p text:style-name="Standard">Sicht: Blick von Vorne auf den Beamer </text:p>
      <text:p text:style-name="Standard">Ablauf: Man muss die lampe des Beamers herrausdrehen und mit einer neuen daneben liegenden ersetzen.</text:p>
      <text:p text:style-name="Standard"/>
      <text:p text:style-name="Standard">Gewonnen: Lampe ist getauscht</text:p>
      <text:p text:style-name="Standard">Verloren: Alte Lampe bzw. keine Lampe ist im Beamer während die Zeit abläuft</text:p>
      <text:p text:style-name="Standard"/>
      <text:p text:style-name="Standard">Folgevideo: Verloren: Explosion</text:p>
      <text:p text:style-name="Standard"><text:tab/> <text:s text:c="3"/>Gewonnen: Bemaer zeigt DHBW - Logo an der Wand/Gesicht</text:p>
      <text:p text:style-name="Standard"/>
      <text:p text:style-name="Standard">6. Version 2</text:p>
      <text:p text:style-name="Standard"><text:soft-page-break/>Sicht: Blick von hinten auf den Beamer.</text:p>
      <text:p text:style-name="Standard">Ablauf: Austausch von falsch gekennzeichneten Kabeln. Z.b. rotes kabel steckt im Anschluss für blaues Kabel und blaues im Rotem</text:p>
      <text:p text:style-name="Standard"/>
      <text:p text:style-name="Standard">Gewonnen: Kabel sind getauscht</text:p>
      <text:p text:style-name="Standard">Verloren: Ein Kabel ist richtig eins falsch, Kein Kabel ist richtig. Kein <text:s/>oder ein Kabel steckt im Beamer.</text:p>
      <text:p text:style-name="Standard"/>
      <text:p text:style-name="Standard">Folgevideo: Verloren: Explosion/Mänchen wird traurig und Beamer fängt an zu brennen</text:p>
      <text:p text:style-name="Standard"><text:tab/> <text:s text:c="3"/>Gewonnen: Bemaer zeigt DHBW - Logo an der Wand</text:p>
      <text:p text:style-name="Standard"/>
      <text:p text:style-name="Standard"/>
      <text:p text:style-name="Standard">_____________________________________________________________________</text:p>
      <text:p text:style-name="Standard">Geräusche:</text:p>
      <text:p text:style-name="Standard">1: Motorgeräusche</text:p>
      <text:p text:style-name="Standard">2: Hupen und Bremsen beim verlieren. Bei Rot motorgeräusche. </text:p>
      <text:p text:style-name="Standard">3. Café musik, Klirrendes Geschirr, Redende Leute</text:p>
      <text:p text:style-name="Standard">4. -</text:p>
      <text:p text:style-name="Standard">5. Fließendes Wasser</text:p>
      <text:p text:style-name="Standard">6. NERVIGES Piepen</text:p>
      <text:p text:style-name="Standard"/>
      <text:p text:style-name="Standard">Musik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06T12:35:26.45</meta:creation-date>
    <meta:document-statistic meta:table-count="0" meta:image-count="0" meta:object-count="0" meta:page-count="3" meta:paragraph-count="87" meta:word-count="622" meta:character-count="4143"/>
    <dc:date>2016-06-06T12:35:46.30</dc:date>
    <meta:editing-duration>PT22S</meta:editing-duration>
    <meta:editing-cycles>1</meta:editing-cycles>
    <meta:generator>OpenOffice/4.1.2$Win32 OpenOffice.org_project/412m3$Build-9782</meta:generator>
  </office:meta>
</office:document-meta>
</file>